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7cdb2" officeooo:paragraph-rsid="0017cdb2"/>
    </style:style>
    <style:style style:name="P2" style:family="paragraph" style:parent-style-name="Standard">
      <style:text-properties officeooo:rsid="0017cdb2" officeooo:paragraph-rsid="00196626"/>
    </style:style>
    <style:style style:name="P3" style:family="paragraph" style:parent-style-name="Standard">
      <style:text-properties officeooo:rsid="00196626" officeooo:paragraph-rsid="00196626"/>
    </style:style>
    <style:style style:name="P4" style:family="paragraph" style:parent-style-name="Standard">
      <style:text-properties officeooo:rsid="00196626" officeooo:paragraph-rsid="001b12e2"/>
    </style:style>
    <style:style style:name="P5" style:family="paragraph" style:parent-style-name="Standard">
      <style:text-properties officeooo:rsid="001b12e2" officeooo:paragraph-rsid="001b12e2"/>
    </style:style>
    <style:style style:name="P6" style:family="paragraph" style:parent-style-name="Standard">
      <style:text-properties officeooo:rsid="001d093a" officeooo:paragraph-rsid="001d093a"/>
    </style:style>
    <style:style style:name="P7" style:family="paragraph" style:parent-style-name="Standard">
      <style:text-properties officeooo:rsid="001d093a" officeooo:paragraph-rsid="001e113b"/>
    </style:style>
    <style:style style:name="P8" style:family="paragraph" style:parent-style-name="Standard">
      <style:text-properties officeooo:rsid="001e248a" officeooo:paragraph-rsid="001e248a"/>
    </style:style>
    <style:style style:name="P9" style:family="paragraph" style:parent-style-name="Standard">
      <style:text-properties officeooo:rsid="001ec83d" officeooo:paragraph-rsid="001ec83d"/>
    </style:style>
    <style:style style:name="P10" style:family="paragraph" style:parent-style-name="Standard">
      <style:text-properties officeooo:rsid="001ec83d" officeooo:paragraph-rsid="00215ce2"/>
    </style:style>
    <style:style style:name="P11" style:family="paragraph" style:parent-style-name="Standard">
      <style:text-properties officeooo:rsid="0020348f" officeooo:paragraph-rsid="0020348f"/>
    </style:style>
    <style:style style:name="P12" style:family="paragraph" style:parent-style-name="Standard">
      <style:paragraph-properties fo:text-align="end" style:justify-single-word="false"/>
      <style:text-properties officeooo:rsid="0020348f" officeooo:paragraph-rsid="0020348f"/>
    </style:style>
    <style:style style:name="P13" style:family="paragraph" style:parent-style-name="Standard">
      <style:text-properties officeooo:rsid="00181cff" officeooo:paragraph-rsid="00196626"/>
    </style:style>
    <style:style style:name="P14" style:family="paragraph" style:parent-style-name="Standard">
      <style:text-properties officeooo:rsid="00213e2e" officeooo:paragraph-rsid="00213e2e"/>
    </style:style>
    <style:style style:name="P15" style:family="paragraph" style:parent-style-name="Standard">
      <style:text-properties officeooo:rsid="001e113b" officeooo:paragraph-rsid="001e113b"/>
    </style:style>
    <style:style style:name="P16" style:family="paragraph" style:parent-style-name="Standard">
      <style:text-properties officeooo:rsid="0020348f" officeooo:paragraph-rsid="00215ce2"/>
    </style:style>
    <style:style style:name="P17" style:family="paragraph" style:parent-style-name="Standard">
      <style:text-properties officeooo:rsid="001ec83d" officeooo:paragraph-rsid="001e248a"/>
    </style:style>
    <style:style style:name="P18" style:family="paragraph" style:parent-style-name="Standard">
      <style:text-properties officeooo:rsid="0024894f" officeooo:paragraph-rsid="0024894f"/>
    </style:style>
    <style:style style:name="P19" style:family="paragraph" style:parent-style-name="Standard">
      <style:text-properties officeooo:rsid="0017cdb2" officeooo:paragraph-rsid="0017cdb2"/>
    </style:style>
    <style:style style:name="P20" style:family="paragraph" style:parent-style-name="Standard">
      <style:text-properties officeooo:rsid="001d093a" officeooo:paragraph-rsid="001d093a"/>
    </style:style>
    <style:style style:name="P21" style:family="paragraph" style:parent-style-name="Standard">
      <style:text-properties officeooo:rsid="001e248a" officeooo:paragraph-rsid="0025da62"/>
    </style:style>
    <style:style style:name="T1" style:family="text">
      <style:text-properties officeooo:rsid="00181cff"/>
    </style:style>
    <style:style style:name="T2" style:family="text">
      <style:text-properties officeooo:rsid="00196626"/>
    </style:style>
    <style:style style:name="T3" style:family="text">
      <style:text-properties officeooo:rsid="001b12e2"/>
    </style:style>
    <style:style style:name="T4" style:family="text">
      <style:text-properties officeooo:rsid="001d05f0"/>
    </style:style>
    <style:style style:name="T5" style:family="text">
      <style:text-properties officeooo:rsid="001e113b"/>
    </style:style>
    <style:style style:name="T6" style:family="text">
      <style:text-properties officeooo:rsid="001e7826"/>
    </style:style>
    <style:style style:name="T7" style:family="text">
      <style:text-properties officeooo:rsid="001ec83d"/>
    </style:style>
    <style:style style:name="T8" style:family="text">
      <style:text-properties officeooo:rsid="0020348f"/>
    </style:style>
    <style:style style:name="T9" style:family="text">
      <style:text-properties officeooo:rsid="00213e2e"/>
    </style:style>
    <style:style style:name="T10" style:family="text">
      <style:text-properties officeooo:rsid="0021d907"/>
    </style:style>
    <style:style style:name="T11" style:family="text">
      <style:text-properties officeooo:rsid="0024894f"/>
    </style:style>
    <style:style style:name="T12" style:family="text">
      <style:text-properties officeooo:rsid="0025da62"/>
    </style:style>
    <style:style style:name="T13" style:family="text">
      <style:text-properties officeooo:rsid="0026f91a"/>
    </style:style>
    <style:style style:name="T14" style:family="text">
      <style:text-properties officeooo:rsid="0028ec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span text:style-name="T13">7</text:span> July 2019, Tokat</text:p>
      <text:p text:style-name="P1"/>
      <text:p text:style-name="P1"/>
      <text:p text:style-name="P1">Mr. David,</text:p>
      <text:p text:style-name="P1"/>
      <text:p text:style-name="P1"><text:tab/><text:span text:style-name="T7">We are three brothers and we decide alltogether about our trade. I tell everything which we talk about, to them. Our opinion is that we will be in charge of production and also you will be in charge of sales. We attend to achieve the smallest owning cost, and you attend to achive the more sales price.</text:span></text:p>
      <text:p text:style-name="P1"/>
      <text:p text:style-name="P1"><text:tab/><text:span text:style-name="T12">So, w</text:span>e want to investigate;</text:p>
      <text:p text:style-name="P1"/>
      <text:p text:style-name="P1">1- <text:tab/><text:span text:style-name="T2">Cement </text:span></text:p>
      <text:p text:style-name="P2"><text:tab/>In Turkey, there <text:span text:style-name="T1">are</text:span> 2 types of white cement. We use <text:span text:style-name="T1">52.5 White Portland Cement. Also there is another type; 42,5 White Portland Cement. We don’t use 42,5 type. In Georgia, we have to learn the characteristics of the white and black cement. </text:span></text:p>
      <text:p text:style-name="P13"><text:tab/>Is there <text:span text:style-name="T14">any</text:span> white cement plant in Georgia, or import other countries ?</text:p>
      <text:p text:style-name="P2"><text:tab/><text:span text:style-name="T2">If there is, what is its brand and how we learn the spesifications of cement types ?</text:span></text:p>
      <text:p text:style-name="P2"><text:tab/><text:span text:style-name="T2">If import, which brand of cements import and also specifications.</text:span></text:p>
      <text:p text:style-name="P3"/>
      <text:p text:style-name="P3">2- <text:tab/>Crushed Stone</text:p>
      <text:p text:style-name="P4"><text:tab/>We use <text:span text:style-name="T3">crushed stone <text:s/>from 0,05 mm to 15 mm for tiles. The powder type is important for production. We use vacuum technology and the quality is depend on the size of powder of crushed stone. Also the color of the stone for powder is very important. It must be as white as possible.</text:span></text:p>
      <text:p text:style-name="P4"><text:tab/><text:span text:style-name="T3">Are there plants, which can sift crushed stones in micron level?</text:span></text:p>
      <text:p text:style-name="P4"><text:tab/><text:span text:style-name="T3">Is there white stone quarry, for the crushed stone powder?</text:span></text:p>
      <text:p text:style-name="P4"><text:tab/><text:span text:style-name="T4">Also the hardness of crushed stone is very important.</text:span></text:p>
      <text:p text:style-name="P8"/>
      <text:p text:style-name="P8">3- <text:tab/>Plant Area and climate</text:p>
      <text:p text:style-name="P8"><text:tab/>Plant area and dimensions have to be suitable for production. </text:p>
      <text:p text:style-name="P8"><text:tab/>The most important thing is climate. Is winter hard in Georgia? In Tokat, winter season is very suitable for production. In Sivas, some years, we can not produce anything for about 3 months. <text:span text:style-name="T6">The winter is very hard in Sivas.</text:span> What about Georgia? Can we produce in winter season?</text:p>
      <text:p text:style-name="P8"><text:tab/><text:span text:style-name="T6">Tokat is suitable for PRODUCTION, but Sivas is suitable for SALE. We decided to transport plant to Sivas. For 6 years, we produce tiles in Sivas. If possible, we will transport to Tblisi :). The conditions is better than Sivas, as you mentioned recently.</text:span></text:p>
      <text:p text:style-name="P8"/>
      <text:p text:style-name="P14">4-<text:tab/>Other plants</text:p>
      <text:p text:style-name="P14"><text:tab/>Is there any tiles production plant in Georgia?</text:p>
      <text:p text:style-name="P14">If there is, what are their technology and production conditions? <text:s/>If there is not, what is the cheapest price for tiles to import?</text:p>
      <text:p text:style-name="P5"/>
      <text:p text:style-name="P5"><text:span text:style-name="T9">5</text:span>- <text:tab/>Electricity, Industry state</text:p>
      <text:p text:style-name="P5"><text:tab/>I think el<text:span text:style-name="T4">e</text:span>ctricity is suitable. But are there technician<text:span text:style-name="T4">s</text:span> who can <text:span text:style-name="T4">fix industrial electricity problems? Contactors, relays, plc, speed control etc.</text:span></text:p>
      <text:p text:style-name="P5"><text:tab/><text:span text:style-name="T4">Are there technicians, who can prepare the parts of machines, in a malfunction condition. Lather, welder, electrician etc.</text:span></text:p>
      <text:p text:style-name="P5"><text:tab/><text:span text:style-name="T4">Also there is, I mean, the technicians who do a good job.</text:span></text:p>
      <text:p text:style-name="P6"/>
      <text:p text:style-name="P6"><text:span text:style-name="T9">6</text:span>- <text:tab/>The capacity</text:p>
      <text:p text:style-name="P6"><text:tab/>Our plant, which we plan to bring Georgia, is not only for tiles production. We can produce other similar products in same plant. And also we use the machines for other purposes. For example <text:soft-page-break/>we can use polishing machine to polish marble. İf there is marble quarries, we can bring a marble cutter.</text:p>
      <text:p text:style-name="P6"/>
      <text:p text:style-name="P18">7-<text:tab/>Company Type</text:p>
      <text:p text:style-name="P18"><text:tab/>What will be the type of company? </text:p>
      <text:p text:style-name="P18">We can incorporate a new company, we can use our present companies’ partnership, we open a branch in Georgia or another type. Which one is better for future? I think, you are more experienced from us in this subject. </text:p>
      <text:p text:style-name="P18"/>
      <text:p text:style-name="P6"><text:span text:style-name="T11">8</text:span>- <text:tab/>Confidence </text:p>
      <text:p text:style-name="P7"><text:tab/>We trust you. İn our joint company the rate is not important. 50-50, 49-51, 30-70 etc. We only want <text:span text:style-name="T10">to </text:span>earn money, also <text:span text:style-name="T5">pay back with interest, with quality with honour. Here, we engage in trade and production since 1958. All our customers are pleased our production quality, our work.</text:span></text:p>
      <text:p text:style-name="P7"/>
      <text:p text:style-name="P15"><text:tab/>In this formation, we have to trust each other. </text:p>
      <text:p text:style-name="P8"/>
      <text:p text:style-name="P8"><text:tab/>Can you learn and inform us on these subjects, <text:span text:style-name="T8">as soon as possible? </text:span></text:p>
      <text:p text:style-name="P8"><text:tab/></text:p>
      <text:p text:style-name="P21"><text:tab/>After that, we plan to come <text:span text:style-name="T7">to </text:span>Georgia, again, and see the conditions on site. <text:span text:style-name="T6">Then you may come and see on site the machines, products. We can talk about the conditions, again and again. How many problems do we solve at the beginning, we breathe easy later.</text:span></text:p>
      <text:p text:style-name="P17"/>
      <text:p text:style-name="P10"><text:s/><text:tab/>The last thing, with my English knowledge, may be, I can make mistakes <text:span text:style-name="T9">and my speaking is not very well.</text:span> <text:span text:style-name="T8">Please feel free to speak up. I don’t want to be misunderstood. Specially, if we correspond to each other, this will be better. Also we can speak. </text:span></text:p>
      <text:p text:style-name="P16"><text:tab/></text:p>
      <text:p text:style-name="P10"><text:span text:style-name="T8"><text:tab/>My father would say “writing does not forget”.</text:span></text:p>
      <text:p text:style-name="P9"/>
      <text:p text:style-name="P11"/>
      <text:p text:style-name="P9"><text:tab/><text:tab/><text:tab/><text:tab/><text:tab/><text:tab/><text:tab/><text:tab/><text:tab/><text:span text:style-name="T8">See you</text:span></text:p>
      <text:p text:style-name="P9"><text:tab/><text:tab/><text:tab/><text:tab/><text:tab/><text:tab/><text:tab/><text:tab/><text:tab/><text:span text:style-name="T8">Murat Balcı</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5:19:23.010661328</meta:creation-date>
    <dc:date>2019-07-17T09:16:07.733597532</dc:date>
    <meta:editing-duration>PT1H1M50S</meta:editing-duration>
    <meta:editing-cycles>5</meta:editing-cycles>
    <meta:generator>LibreOffice/5.2.7.2$Linux_X86_64 LibreOffice_project/20m0$Build-2</meta:generator>
    <meta:print-date>2019-07-16T18:42:01.040034880</meta:print-date>
    <meta:document-statistic meta:table-count="0" meta:image-count="0" meta:object-count="0" meta:page-count="2" meta:paragraph-count="41" meta:word-count="723" meta:character-count="4086" meta:non-whitespace-character-count="3339"/>
  </office:meta>
</office:document-meta>
</file>